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noteIC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aker</meta:initial-creator>
    <meta:creation-date>2018-10-06T16:22:49.584809000</meta:creation-date>
    <dc:date>2018-10-06T16:25:19.091709000</dc:date>
    <dc:creator>David Baker</dc:creator>
    <meta:editing-duration>PT2M30S</meta:editing-duration>
    <meta:editing-cycles>1</meta:editing-cycles>
    <meta:document-statistic meta:table-count="1" meta:cell-count="16" meta:object-count="0"/>
    <meta:generator>LibreOffice/6.0.0.3$MacOSX_X86_64 LibreOffice_project/64a0f66915f38c6217de274f0aa8e15618924765</meta:generator>
  </office:meta>
</office:document-meta>
</file>